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Traveling _Typewriter" fo:font-size="15pt" fo:language="fr" fo:country="FR" officeooo:rsid="00157e1f" officeooo:paragraph-rsid="00157e1f" style:font-size-asian="15pt" style:language-asian="zxx" style:country-asian="none" style:font-size-complex="15pt" style:language-complex="zxx" style:country-complex="none"/>
    </style:style>
    <style:style style:name="P2" style:family="paragraph" style:parent-style-name="Standard">
      <style:paragraph-properties fo:text-align="justify" style:justify-single-word="false"/>
      <style:text-properties style:font-name="Traveling _Typewriter" fo:font-size="15pt" fo:language="fr" fo:country="FR" officeooo:rsid="00157e1f" officeooo:paragraph-rsid="0046cdd7" style:font-size-asian="15pt" style:language-asian="zxx" style:country-asian="none" style:font-size-complex="15pt" style:language-complex="zxx" style:country-complex="none"/>
    </style:style>
    <style:style style:name="P3" style:family="paragraph" style:parent-style-name="Standard">
      <style:paragraph-properties fo:text-align="justify" style:justify-single-word="false"/>
      <style:text-properties style:font-name="Traveling _Typewriter" fo:font-size="15pt" fo:language="fr" fo:country="FR" officeooo:rsid="00157e1f" officeooo:paragraph-rsid="0063cc4f" style:font-size-asian="15pt" style:language-asian="zxx" style:country-asian="none" style:font-size-complex="15pt" style:language-complex="zxx" style:country-complex="none"/>
    </style:style>
    <style:style style:name="P4" style:family="paragraph" style:parent-style-name="Standard">
      <style:paragraph-properties fo:text-align="justify" style:justify-single-word="false"/>
      <style:text-properties style:font-name="Traveling _Typewriter" fo:font-size="15pt" fo:language="fr" fo:country="FR" officeooo:rsid="00157e1f" officeooo:paragraph-rsid="0064cd57" style:font-size-asian="15pt" style:language-asian="zxx" style:country-asian="none" style:font-size-complex="15pt" style:language-complex="zxx" style:country-complex="none"/>
    </style:style>
    <style:style style:name="P5" style:family="paragraph" style:parent-style-name="Standard">
      <style:paragraph-properties fo:text-align="justify" style:justify-single-word="false"/>
      <style:text-properties style:font-name="Traveling _Typewriter" fo:font-size="15pt" fo:language="fr" fo:country="FR" officeooo:rsid="00157e1f" officeooo:paragraph-rsid="00656efc" style:font-size-asian="15pt" style:language-asian="zxx" style:country-asian="none" style:font-size-complex="15pt" style:language-complex="zxx" style:country-complex="none"/>
    </style:style>
    <style:style style:name="P6" style:family="paragraph" style:parent-style-name="Standard">
      <style:paragraph-properties fo:text-align="justify" style:justify-single-word="false"/>
      <style:text-properties style:font-name="Traveling _Typewriter" fo:font-size="15pt" fo:language="fr" fo:country="FR" officeooo:rsid="00161b45" officeooo:paragraph-rsid="00161b45" style:font-size-asian="15pt" style:language-asian="zxx" style:country-asian="none" style:font-size-complex="15pt" style:language-complex="zxx" style:country-complex="none"/>
    </style:style>
    <style:style style:name="P7" style:family="paragraph" style:parent-style-name="Standard">
      <style:paragraph-properties fo:text-align="justify" style:justify-single-word="false"/>
      <style:text-properties style:font-name="Traveling _Typewriter" fo:font-size="15pt" fo:language="fr" fo:country="FR" officeooo:rsid="005d40ca" officeooo:paragraph-rsid="005d40ca" style:font-size-asian="15pt" style:language-asian="zxx" style:country-asian="none" style:font-size-complex="15pt" style:language-complex="zxx" style:country-complex="none"/>
    </style:style>
    <style:style style:name="P8" style:family="paragraph" style:parent-style-name="Standard">
      <style:paragraph-properties fo:text-align="justify" style:justify-single-word="false"/>
      <style:text-properties style:font-name="Traveling _Typewriter" fo:font-size="15pt" fo:language="fr" fo:country="FR" officeooo:rsid="0064cd57" officeooo:paragraph-rsid="0064cd57" style:font-size-asian="15pt" style:language-asian="zxx" style:country-asian="none" style:font-size-complex="15pt" style:language-complex="zxx" style:country-complex="none"/>
    </style:style>
    <style:style style:name="P9" style:family="paragraph" style:parent-style-name="Standard">
      <style:paragraph-properties fo:text-align="justify" style:justify-single-word="false"/>
      <style:text-properties style:font-name="Traveling _Typewriter" fo:font-size="15pt" fo:language="fr" fo:country="FR" officeooo:rsid="00656efc" officeooo:paragraph-rsid="00656efc" style:font-size-asian="15pt" style:language-asian="zxx" style:country-asian="none" style:font-size-complex="15pt" style:language-complex="zxx" style:country-complex="none"/>
    </style:style>
    <style:style style:name="P10" style:family="paragraph" style:parent-style-name="Standard">
      <style:paragraph-properties fo:text-align="justify" style:justify-single-word="false"/>
      <style:text-properties style:font-name="Traveling _Typewriter" fo:font-size="15pt" fo:language="fr" fo:country="FR" officeooo:rsid="005202d9" officeooo:paragraph-rsid="00656efc" style:font-size-asian="15pt" style:language-asian="zxx" style:country-asian="none" style:font-size-complex="15pt" style:language-complex="zxx" style:country-complex="none"/>
    </style:style>
    <style:style style:name="P11" style:family="paragraph" style:parent-style-name="Standard">
      <style:paragraph-properties fo:text-align="justify" style:justify-single-word="false"/>
      <style:text-properties style:font-name="Traveling _Typewriter" fo:font-size="15pt" fo:language="fr" fo:country="FR" officeooo:rsid="00534a53" officeooo:paragraph-rsid="0063cc4f" style:font-size-asian="15pt" style:language-asian="zxx" style:country-asian="none" style:font-size-complex="15pt" style:language-complex="zxx" style:country-complex="none"/>
    </style:style>
    <style:style style:name="T1" style:family="text">
      <style:text-properties officeooo:rsid="00183c02"/>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61b45" style:font-weight-asian="bold" style:font-weight-complex="bold"/>
    </style:style>
    <style:style style:name="T4" style:family="text">
      <style:text-properties officeooo:rsid="0027d58f"/>
    </style:style>
    <style:style style:name="T5" style:family="text">
      <style:text-properties officeooo:rsid="004dbf8b"/>
    </style:style>
    <style:style style:name="T6" style:family="text">
      <style:text-properties officeooo:rsid="004de53a"/>
    </style:style>
    <style:style style:name="T7" style:family="text">
      <style:text-properties officeooo:rsid="004ef97a"/>
    </style:style>
    <style:style style:name="T8" style:family="text">
      <style:text-properties officeooo:rsid="005202d9"/>
    </style:style>
    <style:style style:name="T9" style:family="text">
      <style:text-properties officeooo:rsid="00534a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Nom :</text:span> <text:span text:style-name="T5">Sraëlblétih</text:span></text:p>
      <text:p text:style-name="P1"/>
      <text:p text:style-name="P1"><text:span text:style-name="T2">Age :</text:span> <text:span text:style-name="T5">44 ans</text:span></text:p>
      <text:p text:style-name="P1"/>
      <text:p text:style-name="P1"><text:span text:style-name="T2">Sexe :</text:span> <text:span text:style-name="T1">Mâle</text:span></text:p>
      <text:p text:style-name="P1"/>
      <text:p text:style-name="P1"><text:span text:style-name="T2">Origine :</text:span> <text:span text:style-name="T4">Stimissy</text:span></text:p>
      <text:p text:style-name="P1"/>
      <text:p text:style-name="P1"><text:span text:style-name="T2">Métier :</text:span> <text:span text:style-name="T5">Militaire, chef des armées, chef d’État</text:span></text:p>
      <text:p text:style-name="P1"/>
      <text:p text:style-name="P2"><text:span text:style-name="T3">Caractéristique</text:span><text:span text:style-name="T2"> physique :</text:span> <text:span text:style-name="T7">Sraëlblétih est un homme avec une morphologie qui ne sort pas de l’ordinaire. Il a des traits asiatiques et ses yeux, ses cheveux et sa moustache sont noirs avec des reflets bleus. Il porte une veste en cuir d’aviateur, un pantalon en toile beige et des grandes bottes marrons. Ses manches retroussées laissent apparaître sa chemise marron foncée. Sraëlblétih a des gants et un képi de cuir marron, ainsi que des lunettes d’aviateur qu’il laisse sur son képi quand il ne vole pas. Sa veste et son képi arborent le drapeau de Stimissy, qu’il a lui même réformé.</text:span></text:p>
      <text:p text:style-name="P1"/>
      <text:p text:style-name="P5"><text:span text:style-name="T2">Tempérament :</text:span> <text:span text:style-name="T8">Sraëlblétih est une personne haineuse et frustrée par son enfance, qui s’est retrouvée avec les pleins pouvoirs.</text:span></text:p>
      <text:p text:style-name="P10"><text:tab/>Patriote extrémiste, Sraëlblétih possède un charisme impressionnant, capable se mobiliser les foules par de simples discours. Se servant de sa propre haine comme carburant, il ne supporte pas qu’on lui tienne tête, ou qu’on remette en cause ses décisions. Il n’a confiance en personne, et n’hésite pas à trahir les membres de son gouvernement pour garder toute sa puissance. Sraëlblétih est un stratège hors pair, mais n’a aucune patience. Il est cruel et déterminé à faire de Stimissy la plus grande civilisation de Peukfoo.</text:p>
      <text:p text:style-name="P9"><text:tab/>Il se voit spirituellement au-dessus de tous, mais est complexé par sa taille, qui est tout à fait normale.</text:p>
      <text:p text:style-name="P1"><text:soft-page-break/></text:p>
      <text:p text:style-name="P4"><text:span text:style-name="T2">Biographie :</text:span> <text:span text:style-name="T9">Sraëlblétih est né à une époque où Stimissy est en pleine guerre contre Volkobil. Ses parents ont été capturés et exécutés et leur maison brûlée alors qu’il avait 3 ans. Sraëlblétih survécut grâce à ses voisins qui s’en occupèrent jusqu’à ses 6 ans, où la guerre se termina. Il fut alors placé dans un orphelinat, pendant que Stimissy peinait à se reconstruire. Son ethnie, majoritaire dans les secteurs de l’armée et de la construction (vue comme des gens jetables), lui valut d’être la cible de nombreuses moqueries. Vol de repas, passage à tabac, découpage de vêtements, et matelas plein d’urine furent son quotidien. De plus, la famine et la pauvreté qui régnaient à l’époque forçaient les institutions au rationnement de vivres et aux négligences hygiéniques. Médiocre à l’école et souffre douleur à l’orphelinat, Sraëlblétih fugua à 13 ans. Il s’engagea dans l’armée de l’air, qui commençait à peine à se développer, en faisant croire qu’il avait 16 ans, et reçut une éducation militaire. C’est à cette époque qu’il se découvrit un talent incontestable pour la stratégie offensive aérienne. <text:tab/>Sraëlblétih accumula les promotions et les hauts faits jusqu’à devenir un grand général. Animé par de puissantes pulsions de violence, Sraëlblétih faisait toujours preuve d’un grand amour pour Stimissy. Il aidait les actions humanitaires et finit par être connu de tous comme un des citoyens les plus nobles. C’est ainsi qu’à ses 32 ans, lorsque l’empereur de Stimissy mourut, il fut acclamé par tout le pays comme nouvel empereur et sauveur de Stimissy. Fort de son succès, Sraëlblétih fit de grandes réformes concernant le milieu scolaire, la recherche scientifique, et bien sûr l’armée de l’air. Diplomate, il se rapprocha de Nekarr-Kkaby et Dyk-Luzk en multipliant les dîners politiques et les échanges commerciaux. Nourrissant une haine envers Volkobil, Sraëlblétih réussit à rassembler tout son peuple pour changer de doctrine. Le drapeau de Stimissy changea, et les citoyens devaient tous s’armer en vue d’un nouveau conflit contre leur voisins </text:span><text:soft-page-break/><text:span text:style-name="T9">rivaux. À 38 ans, Sraëlblétih engage Stimissy, Molluskancy et Yamazuppet dans une nouvelle guerre contre Volkobil. Le résultat de ce conflit change selon les points de vue car, officiellement perdants, les stimissiens ont tout de même réussi à capturer l’empereur de Volkobil. C’est Ekniuplast qui le remplace. Sraëlblétih fut tellement frustré de son échec qu’il entra dans un règne de terreur. </text:span></text:p>
      <text:p text:style-name="P11"><text:tab/>Selon lui, leur défaite était due à une prétendu négligence innée des stimissiens à ethnie asiatique. Il a alors fiché tous les citoyens et a supprimé des avantages aux asiatiques du pays. À 43 ans, Sraëlblétih fit une crise de nerfs et ordonna l’exécution de l’empereur capturé sur la place publique. Il sera dépecé, brûlé à la vapeur, puis décapité sous les hourras des stimissiens. Sa tête fut catapultée de l’autre côté du mur à Volkobil. Sraëlblétih, dans toute sa haine, fit ensuite arrêter tous les membres de son ancien orphelinat (personnel compris), sa femme, et tous les asiatiques du pays. Ils servirent de sujet de test pour un projet entre Sraëlblétih et Dyk-Luzk consistant à apprendre la magie aux stimissiens. 78 % d’entre eux moururent lors de ces tests, les autres furent noyé dans le lac de Molluskancy, en offrande à Nekarr-Kkaby contre un droit d’exploitation de la surface du lac et de construction sur le flanc de la montagne appartenant au royaume de Molluskancy. L’année qui suivit, ce dernier appela Sraëlblétih en aide pour lutter face à une menace inconnue et bien plus grande, l’invasion des onb-kanès. </text:p>
      <text:p text:style-name="P3"><text:span text:style-name="T9"><text:tab/>Sraëlblétih et Dyk-Luzk répondirent présent, mais face au rapprochement du danger, Volkobil dû également s’engager dans le conflit. Finalement, avec l’aide des gollémantériens, les plages de Stimissy et Volkobil furent débarrassées des onb-kanès. Peu après la grande guerre, Sraëlblétih décréta qu’il y aurait eu moins de victimes si le lac faisait partie de l’empire de Stimissy, pour que les informations circulent plus vite. Il organisa alors un plan pour détruire le peuple des molluskanciens en les empoisonnant. Malheureusement, cela ne marcha pas aussi </text:span><text:soft-page-break/><text:span text:style-name="T9">bien qu’il l’espérait, et dans le même temps les gollémantériens fermèrent les voies ferrées, coupant ainsi Stimissy de Yamazuppet. Finalement, Stimissy se retrouva sans allié et sans routes commerciales, et les nouvelles générations ne soutenaient pas du tout Sraëlblétih. Face à cette succession d’échecs, Sraëlblétih craqua. Il se rendit dans la ruine de son orphelinat (dont il avait ordonné qu’on n’y touche plus), et y mit le feu en s’allongeant dans son ancien lit. Il se suicida à 73 ans.</text:span></text:p>
      <text:p text:style-name="P8">Son képi, qu’il a abandonné sur son bureau avant de s’en aller, est exposé au musée de Stimissy.</text:p>
      <text:p text:style-name="P7"/>
      <text:p text:style-name="P6"><text:span text:style-name="T2">Liens familiaux :</text:span> <text:span text:style-name="T6">Sraëlblétih est mort sans héritier, bien qu’il eu une femme inconnue du grand public. Personne ne connaît ses parents non pl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20M58S</meta:editing-duration>
    <meta:editing-cycles>76</meta:editing-cycles>
    <meta:generator>LibreOffice/6.0.6.2$Windows_X86_64 LibreOffice_project/0c292870b25a325b5ed35f6b45599d2ea4458e77</meta:generator>
    <dc:date>2019-03-03T21:41:42.586000000</dc:date>
    <meta:document-statistic meta:table-count="0" meta:image-count="0" meta:object-count="0" meta:page-count="4" meta:paragraph-count="14" meta:word-count="1026" meta:character-count="6344" meta:non-whitespace-character-count="5325"/>
    <meta:user-defined meta:name="Info 1"/>
    <meta:user-defined meta:name="Info 2"/>
    <meta:user-defined meta:name="Info 3"/>
    <meta:user-defined meta:name="Info 4"/>
  </office:meta>
</office:document-meta>
</file>